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aa2" officeooo:paragraph-rsid="00189aa2"/>
    </style:style>
    <style:style style:name="P2" style:family="paragraph" style:parent-style-name="Standard">
      <style:text-properties officeooo:rsid="00189aa2" officeooo:paragraph-rsid="001a3ad2"/>
    </style:style>
    <style:style style:name="P3" style:family="paragraph" style:parent-style-name="Standard">
      <style:text-properties fo:font-size="16pt" officeooo:rsid="00189aa2" officeooo:paragraph-rsid="00189aa2" style:font-size-asian="16pt" style:font-size-complex="16pt"/>
    </style:style>
    <style:style style:name="P4" style:family="paragraph" style:parent-style-name="Standard">
      <style:text-properties officeooo:rsid="001a60b5" officeooo:paragraph-rsid="001a60b5"/>
    </style:style>
    <style:style style:name="P5" style:family="paragraph" style:parent-style-name="Standard">
      <style:text-properties fo:font-weight="bold" officeooo:rsid="001c3310" officeooo:paragraph-rsid="001c3310" style:font-weight-asian="bold" style:font-weight-complex="bold"/>
    </style:style>
    <style:style style:name="P6" style:family="paragraph" style:parent-style-name="Standard">
      <style:text-properties fo:font-weight="bold" officeooo:rsid="001681d8" officeooo:paragraph-rsid="001d63b4" style:font-weight-asian="bold" style:font-weight-complex="bold"/>
    </style:style>
    <style:style style:name="P7" style:family="paragraph" style:parent-style-name="Standard">
      <style:text-properties fo:font-weight="bold" officeooo:rsid="001681d8" officeooo:paragraph-rsid="001d63b4" style:font-weight-asian="bold" style:font-weight-complex="bold"/>
    </style:style>
    <style:style style:name="P8" style:family="paragraph" style:parent-style-name="Standard">
      <style:text-properties fo:font-weight="bold" officeooo:rsid="001e87a3" officeooo:paragraph-rsid="001e87a3" style:font-weight-asian="bold" style:font-weight-complex="bold"/>
    </style:style>
    <style:style style:name="P9" style:family="paragraph" style:parent-style-name="Standard">
      <style:text-properties fo:font-weight="bold" officeooo:rsid="001e87a3" officeooo:paragraph-rsid="001f5258" style:font-weight-asian="bold" style:font-weight-complex="bold"/>
    </style:style>
    <style:style style:name="P10" style:family="paragraph" style:parent-style-name="Standard">
      <style:text-properties officeooo:rsid="001e87a3" officeooo:paragraph-rsid="001e87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ad2" style:font-weight-asian="bold" style:font-weight-complex="bold"/>
    </style:style>
    <style:style style:name="T3" style:family="text">
      <style:text-properties officeooo:rsid="001a3a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d039" style:font-weight-asian="normal" style:font-weight-complex="normal"/>
    </style:style>
    <style:style style:name="T6" style:family="text">
      <style:text-properties fo:font-weight="normal" officeooo:rsid="001d63b4" style:font-weight-asian="normal" style:font-weight-complex="normal"/>
    </style:style>
    <style:style style:name="T7" style:family="text">
      <style:text-properties fo:font-weight="normal" officeooo:rsid="001e1785" style:font-weight-asian="normal" style:font-weight-complex="normal"/>
    </style:style>
    <style:style style:name="T8" style:family="text">
      <style:text-properties fo:font-weight="normal" officeooo:rsid="001f5258" style:font-weight-asian="normal" style:font-weight-complex="normal"/>
    </style:style>
    <style:style style:name="T9" style:family="text">
      <style:text-properties officeooo:rsid="0017d039"/>
    </style:style>
    <style:style style:name="T10" style:family="text">
      <style:text-properties officeooo:rsid="001e86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initions</text:p>
      <text:p text:style-name="Standard"/>
      <text:p text:style-name="P10"><text:span text:style-name="T1">HPWH </text:span><text:span text:style-name="T4">(pronounced 'hup-wuh')</text:span><text:span text:style-name="T1"> </text:span>– Heat Pump Water Heater</text:p>
      <text:p text:style-name="Standard"/>
      <text:p text:style-name="P8">ERWH – <text:span text:style-name="T4">Electric Resistance Water Heater</text:span></text:p>
      <text:p text:style-name="Standard"/>
      <text:p text:style-name="P8">Heat Source – <text:span text:style-name="T4">A heat source is a component of a HPWH model that has the ability to add heat to a tank. <text:s/>A HPWH can have an arbitrary number of heat sources, though most have between 1 and 3, inclusive. <text:s/>A heat source has its own set of properties, including but not limited to its condensity, its turn on and turn off logic, and various parameters that describe its energy performance. <text:s/></text:span></text:p>
      <text:p text:style-name="Standard"/>
      <text:p text:style-name="P1"><text:span text:style-name="T1">Type of Heat Source</text:span> – <text:s/>Currently allowing only “resistor” and “compressor”, this setting is intended to allow for the aggregation of total compressor or resistance energy usage. <text:s/>This is a commonly sought quantity for comparison of HPWH's, particularly when simulating yearly timespans. <text:s/></text:p>
      <text:p text:style-name="P1">One caveat: <text:s/>on file input, heat sources of type “compressor” will set the “depressesTemperature” boolean to true. <text:s/>If this particular heat source is a compressor but should not depress temperature depressesTemperature should be set to false after setting the type; <text:span text:style-name="T10">however, typically doTempDepression would be set to False if no temperature depression was intended to be done at all. <text:s/></text:span></text:p>
      <text:p text:style-name="P1"/>
      <text:p text:style-name="P1"><text:span text:style-name="T1">depressesTemperature –</text:span> This boolean specifies whether the heat source should cause the temperature to be depressed when it is running. <text:s/>There is no effect when the “<text:span text:style-name="T3">doTempDepression” member of the parent HPWH is set to false. <text:s/></text:span></text:p>
      <text:p text:style-name="P1"/>
      <text:p text:style-name="P2"><text:span text:style-name="T2">doTempDepression</text:span><text:span text:style-name="T3"> - <text:s/>This boolean specifies whether the HPWH should u</text:span>tilize the temperature depression feature. <text:s/><text:span text:style-name="T3">This feature is intended for use with single zone house simulations. <text:s/>It is intended to model the effect of a HPWH cooling the space where it is located. <text:s/>It works by exponentially decreasing the local (ambient and evaporator) temperature of the HPWH to a fixed level below the actual input ambient temperature when a heat source which has the “depressesTemperature” boolean set to true is running. <text:s/>When no qualifying heat source is running, the local temperature exponentially returns to ambient using the same time constant. <text:s/>Currently, the total temperature drop is 4.5 F, and the half life is 9.4 minutes. <text:s/></text:span></text:p>
      <text:p text:style-name="P2"/>
      <text:p text:style-name="P4"><text:span text:style-name="T1">decisionPoint </text:span>- <text:s/>This is the value used for the heatSource logics. <text:s/>Each logic represents a condition which may occur based on some value, e.g. if the top third of the tank rises about some temperature. <text:s/>The decisionPoint is the value that is specified. <text:s/></text:p>
      <text:p text:style-name="P4"/>
      <text:p text:style-name="P5">Verbosity – <text:span text:style-name="T4">This is the amount of output that will be provided. <text:s/>It </text:span><text:span text:style-name="T7">has several</text:span><text:span text:style-name="T4"> levels </text:span><text:span text:style-name="T7">and is discussed in more depth in the “Tips and Tricks” document. <text:s/></text:span></text:p>
      <text:p text:style-name="P5"/>
      <text:p text:style-name="P6"><text:span text:style-name="T9">HPWH_ABORT –</text:span><text:span text:style-name="T5"> </text:span><text:span text:style-name="T6">an error code specified in HPWH.hh which signifies that an error has occurred in the function which returned this value</text:span></text:p>
      <text:p text:style-name="P6"/>
      <text:p text:style-name="P9">Condensity – <text:span text:style-name="T4">a portmanteau of “condenser” and “density”, the condensity is a 12-node model that represents how the condensing coils come in contact with the tank. <text:s/>It is explicitly limited to 12 nodes, and each value is expressed as a fraction (so that the condensity sums to 1). <text:s/></text:span><text:span text:style-name="T8">For example, a resistance element would have a condensity such as (0, 0, 0, 0, 0, 0, 1, 0, 0, 0, 0, 0) whereas a compressor might be something like (0, 0, 0, 0, 0, 0, 0.2, 0.2, 0.2, 0.2, 0.2, 0).</text:span></text:p>
      <text:p text:style-name="P9"/>
      <text:p text:style-name="P9"><text:soft-page-break/><text:span text:style-name="T8"/></text:p>
      <text:p text:style-name="P8">Condentropy – <text:span text:style-name="T8">a portmanteau of “condensity” and “entropy”, the condentropy is a derived value based on the condensity. <text:s/>It is not specified separately, but instead represents in some way how spread out the condensity is. <text:s/>This effects the way heat is distributed when the heat source is running.</text:span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18:23.600549720</meta:creation-date>
    <dc:date>2016-03-09T17:01:50.980537830</dc:date>
    <meta:editing-duration>PT50M5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13" meta:word-count="560" meta:character-count="3426" meta:non-whitespace-character-count="2835"/>
  </office:meta>
</office:document-meta>
</file>